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bb3" officeooo:paragraph-rsid="00107bb3"/>
    </style:style>
    <style:style style:name="P2" style:family="paragraph" style:parent-style-name="Standard">
      <style:text-properties officeooo:rsid="00107bb3" officeooo:paragraph-rsid="00107bb3"/>
    </style:style>
    <style:style style:name="P3" style:family="paragraph" style:parent-style-name="Standard">
      <style:text-properties officeooo:rsid="00107bb3" officeooo:paragraph-rsid="00137100"/>
    </style:style>
    <style:style style:name="P4" style:family="paragraph" style:parent-style-name="Standard">
      <style:text-properties officeooo:rsid="00137100" officeooo:paragraph-rsid="00137100"/>
    </style:style>
    <style:style style:name="P5" style:family="paragraph" style:parent-style-name="Standard">
      <style:paragraph-properties fo:break-before="column"/>
      <style:text-properties officeooo:rsid="00107bb3" officeooo:paragraph-rsid="00137100"/>
    </style:style>
    <style:style style:name="T1" style:family="text">
      <style:text-properties officeooo:rsid="00137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Realse Apk</text:p>
      <text:p text:style-name="P1">Alias : rosetta</text:p>
      <text:p text:style-name="P1">password : 123456</text:p>
      <text:p text:style-name="P5"><text:line-break/><text:line-break/><text:line-break/><text:span text:style-name="T1">#Package Nama<text:line-break/>com.rosetta.rosetta_fluter_app</text:span></text:p>
      <text:p text:style-name="P3"/>
      <text:p text:style-name="P4">#R Gallery package Name</text:p>
      <text:p text:style-name="P3"><text:span text:style-name="T1">com.rgallery.rgallery_fluter_ap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4:56:31.473927606</meta:creation-date>
    <dc:date>2022-03-11T10:58:02.317434154</dc:date>
    <meta:editing-duration>PT1M5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6" meta:character-count="145" meta:non-whitespace-character-count="132"/>
  </office:meta>
</office:document-meta>
</file>